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bold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bold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line-through-style="none" fo:font-size="18pt" style:text-underline-style="solid" style:text-underline-width="bold" style:text-underline-color="font-color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>Wstęp</text:p>
      <text:p text:style-name="P10"/>
      <text:p text:style-name="P1"><text:span text:style-name="T2"><text:tab/>Tower Defence(obrona wieży) – to gra, w której zadaniem gracza jest powstrzymanie kolejnych fal przeciwników poprzez stawianie wież obronnych lub różnego rodzaju utrudnień na drodze, po której się poruszają. Jest to jedna z typów gier strategicznych czasu rzeczywistego – rts.</text:span></text:p>
      <text:p text:style-name="P7"/>
      <text:p text:style-name="P7">Jednym z ważniejszych założeń jest stworzenie gry, by pozostała otwarta na nowe modyfikacje.</text:p>
      <text:p text:style-name="P7"/>
      <text:p text:style-name="P7">Przy tworzeniu gry zamierzam wykorzystać język <text:span text:style-name="T9">Python</text:span>, przy czym głównie będę korzystać z biblioteki <text:span text:style-name="T9">pygame</text:span>.</text:p>
      <text:p text:style-name="P5"/>
      <text:p text:style-name="P3">Opis szczegółowy projektu</text:p>
      <text:p text:style-name="P3"/>
      <text:p text:style-name="P4"><text:span text:style-name="T4">1.</text:span><text:span text:style-name="T3"> Okno gry i HUD – W pierwszej kolejności będę musiał stworzyć podstawę gry, czyli okno w którym będzie wyświetlana gra, wynik, numer poziomu oraz możliwe ulepszenia zamku, cały background.</text:span></text:p>
      <text:list xml:id="list7066129364810308415" text:style-name="L1">
        <text:list-header>
          <text:p text:style-name="P9"/>
        </text:list-header>
      </text:list>
      <text:p text:style-name="P8">2. <text:span text:style-name="T7">Wieża – Chciałbym dodać różne możliwości obronne wieży. Planuje dodać sklep i możliwość ulepszania wieży. Przeciwnicy mogą niszczyć wieżę, jej żywotność będzie wskazywana poprzez pasek życia. Kiedy pasek zejdzie do minimum, wtedy gracz przegrywa.</text:span></text:p>
      <text:p text:style-name="P8"/>
      <text:p text:style-name="P8">3.<text:span text:style-name="T7"> Przeciwnicy – Zamierzam dodać różne typy przeciwników, którzy będą atakować wieże.</text:span></text:p>
      <text:p text:style-name="P8"/>
      <text:p text:style-name="P8">4. <text:span text:style-name="T7">Sztuczna inteligencja – Istotne będzie również zachowanie przeciwników względem poziomu trudności.</text:span></text:p>
      <text:p text:style-name="P8"/>
      <text:p text:style-name="P8">5. <text:span text:style-name="T7">Wynik – Istotną kwestią jest również punktacja oraz rekord gracza.</text:span></text:p>
      <text:p text:style-name="P8"/>
      <text:p text:style-name="P8">6. <text:span text:style-name="T7">Poziomy – Wraz z pokonaniem określonej liczby przeciwników gra będzie utrudniała graczowi osiągniecie coraz to większej ilości punktów.</text:span></text:p>
      <text:p text:style-name="P8"><text:span text:style-name="T7"/></text:p>
      <text:p text:style-name="P3">Harmonogram</text:p>
      <text:p text:style-name="P2"><text:span text:style-name="T4"/></text:p>
      <text:p text:style-name="P2"><text:span text:style-name="T5">1. </text:span><text:span text:style-name="T4">24.03.2022</text:span></text:p>
      <text:p text:style-name="P2"><text:span text:style-name="T4"/></text:p>
      <text:p text:style-name="P8">2.<text:span text:style-name="T7"> 01.04.2022</text:span></text:p>
      <text:p text:style-name="P8"/>
      <text:p text:style-name="P8">3. <text:span text:style-name="T7">12.04.2022</text:span></text:p>
      <text:p text:style-name="P8"/>
      <text:p text:style-name="P8">4. <text:span text:style-name="T7">15.04.2022</text:span></text:p>
      <text:p text:style-name="P8"/>
      <text:p text:style-name="P8">5. <text:span text:style-name="T7">20.04.2022</text:span></text:p>
      <text:p text:style-name="P8"/>
      <text:p text:style-name="P8">6. <text:span text:style-name="T7">30.04.2022</text:span></text:p>
      <text:p text:style-name="P8"/>
      <text:p text:style-name="P8"/>
      <text:p text:style-name="P8"><text:span text:style-name="T7"/></text:p>
      <text:p text:style-name="P6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23T20:07:07.71</meta:creation-date>
    <dc:date>2022-03-23T21:48:19.20</dc:date>
    <meta:editing-duration>PT1H41M7S</meta:editing-duration>
    <meta:editing-cycles>11</meta:editing-cycles>
    <meta:generator>OpenOffice/4.1.6$Win32 OpenOffice.org_project/416m1$Build-9790</meta:generator>
    <meta:document-statistic meta:table-count="0" meta:image-count="0" meta:object-count="0" meta:page-count="1" meta:paragraph-count="18" meta:word-count="204" meta:character-count="1428"/>
  </office:meta>
</office:document-meta>
</file>